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2CC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middle" fo:wrap-option="wrap" fo:background-color="#FFF2C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2CC" style:repeat-content="false"/>
      <style:paragraph-properties fo:text-align="start" fo:margin-left="0cm"/>
    </style:style>
    <style:style style:name="co1" style:family="table-column">
      <style:table-column-properties fo:break-before="auto" style:column-width="6.58283333333333cm"/>
    </style:style>
    <style:style style:name="co2" style:family="table-column">
      <style:table-column-properties fo:break-before="auto" style:column-width="5.22816666666667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74133333333333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3.619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45.2pt" style:use-optimal-row-height="fals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78pt" style:use-optimal-row-height="false" fo:break-before="auto"/>
    </style:style>
    <style:style style:name="ro6" style:family="table-row">
      <style:table-row-properties style:row-height="81pt" style:use-optimal-row-height="fals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78.6pt" style:use-optimal-row-height="false" fo:break-before="auto"/>
    </style:style>
    <style:style style:name="ro9" style:family="table-row">
      <style:table-row-properties style:row-height="75.6pt" style:use-optimal-row-height="false" fo:break-before="auto"/>
    </style:style>
    <style:style style:name="ro10" style:family="table-row">
      <style:table-row-properties style:row-height="120pt" style:use-optimal-row-height="false" fo:break-before="auto"/>
    </style:style>
    <style:style style:name="ro11" style:family="table-row">
      <style:table-row-properties style:row-height="92.4pt" style:use-optimal-row-height="false" fo:break-before="auto"/>
    </style:style>
    <style:style style:name="ro12" style:family="table-row">
      <style:table-row-properties style:row-height="82.2pt" style:use-optimal-row-height="false" fo:break-before="auto"/>
    </style:style>
    <style:style style:name="ro13" style:family="table-row">
      <style:table-row-properties style:row-height="70.8pt" style:use-optimal-row-height="false" fo:break-before="auto"/>
    </style:style>
    <style:style style:name="ro14" style:family="table-row">
      <style:table-row-properties style:row-height="94.8pt" style:use-optimal-row-height="false" fo:break-before="auto"/>
    </style:style>
    <style:style style:name="ro15" style:family="table-row">
      <style:table-row-properties style:row-height="91.2pt" style:use-optimal-row-height="false" fo:break-before="auto"/>
    </style:style>
    <style:style style:name="ro16" style:family="table-row">
      <style:table-row-properties style:row-height="127.8pt" style:use-optimal-row-height="false" fo:break-before="auto"/>
    </style:style>
    <style:style style:name="ro17" style:family="table-row">
      <style:table-row-properties style:row-height="10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 name : GREEN KA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reated by: Lukas Hresk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reation date : 15.08.20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viewd by:<text:s text:c="2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view date:<text:s/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9">
            <text:p>Website: https://rahulshettyacademy.com/seleniumPractise/#/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est case number</text:p>
          </table:table-cell>
          <table:table-cell office:value-type="string" table:style-name="ce3">
            <text:p>Assumptios / Preconditions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Status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TC_001</text:p>
          </table:table-cell>
          <table:table-cell office:value-type="string" table:style-name="ce5">
            <text:p>Accesing website https://rahulshettyacademy.com/seleniumPractise/#/. Checking <text:s/>if <text:s/>is correct displayed webelements : logo,search box,adverising,shopping card icon, pictures of items offered, add to cart buttons, amount of items, total price.</text:p>
          </table:table-cell>
          <table:table-cell table:style-name="ce5"/>
          <table:table-cell office:value-type="string" table:style-name="ce5">
            <text:p>1. Navigate to website https://rahulshettyacademy.com/seleniumPractise/#/2.Check for correctnes of webelements displayed.</text:p>
          </table:table-cell>
          <table:table-cell office:value-type="string" table:style-name="ce5">
            <text:p>Webelements shuld be displayed as per the requrements.</text:p>
          </table:table-cell>
          <table:table-cell office:value-type="string" table:style-name="ce5">
            <text:p>Webelements are displayed as per the requrements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TC_002</text:p>
          </table:table-cell>
          <table:table-cell office:value-type="string" table:style-name="ce5">
            <text:p>Accesing website https://rahulshettyacademy.com/seleniumPractise/#/ on PC and webrowser Chrome. Testing search functionality.</text:p>
          </table:table-cell>
          <table:table-cell office:value-type="string" table:style-name="ce5">
            <text:p>"tomato'</text:p>
          </table:table-cell>
          <table:table-cell office:value-type="string" table:style-name="ce5">
            <text:p>1. Navigate to website https://rahulshettyacademy.com/seleniumPractise/#/ 2.enter 'tomato' to search box 3. wait for output</text:p>
          </table:table-cell>
          <table:table-cell office:value-type="string" table:style-name="ce5">
            <text:p>Item 'tomato' should be found.</text:p>
          </table:table-cell>
          <table:table-cell office:value-type="string" table:style-name="ce5">
            <text:p>Item 'tomato' is displayed in a result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TC_003</text:p>
          </table:table-cell>
          <table:table-cell office:value-type="string" table:style-name="ce5">
            <text:p>Accesing website https://rahulshettyacademy.com/seleniumPractise/#/ on PC and webrowser Chrome. Testing search functionality.</text:p>
          </table:table-cell>
          <table:table-cell office:value-type="string" table:style-name="ce5">
            <text:p>"xyzabc'</text:p>
          </table:table-cell>
          <table:table-cell office:value-type="string" table:style-name="ce5">
            <text:p>1. Navigate to website https://rahulshettyacademy.com/seleniumPractise/#/ 2.enter 'xyzabc' to search box 3. wait for output</text:p>
          </table:table-cell>
          <table:table-cell office:value-type="string" table:style-name="ce5">
            <text:p>No item should be found. It should be empty searching list.</text:p>
          </table:table-cell>
          <table:table-cell office:value-type="string" table:style-name="ce5">
            <text:p>No item has been found in searchnig list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6">
          <table:table-cell office:value-type="string" table:style-name="ce5">
            <text:p>TC_004</text:p>
          </table:table-cell>
          <table:table-cell office:value-type="string" table:style-name="ce5">
            <text:p>Accesing website https://rahulshettyacademy.com/seleniumPractise/#/ on PC and webrowser Chrome. Testing search functionality.</text:p>
          </table:table-cell>
          <table:table-cell office:value-type="string" table:style-name="ce5">
            <text:p>"a"</text:p>
          </table:table-cell>
          <table:table-cell office:value-type="string" table:style-name="ce5">
            <text:p>1. Navigate to website https://rahulshettyacademy.com/seleniumPractise/#/ 2.enter 'a' to search box 3. wait for output</text:p>
          </table:table-cell>
          <table:table-cell office:value-type="string" table:style-name="ce5">
            <text:p>Only items with 'a' in name should be visible.</text:p>
          </table:table-cell>
          <table:table-cell office:value-type="string" table:style-name="ce5">
            <text:p>All items with 'a' has displayed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7">
          <table:table-cell office:value-type="string" table:style-name="ce5">
            <text:p>TC_005</text:p>
          </table:table-cell>
          <table:table-cell office:value-type="string" table:style-name="ce5">
            <text:p>Accesing website https://rahulshettyacademy.com/seleniumPractise/#/ on PC and webrowser Chrome. Testing search functionality.</text:p>
          </table:table-cell>
          <table:table-cell office:value-type="string" table:style-name="ce5">
            <text:p>200 characters</text:p>
          </table:table-cell>
          <table:table-cell office:value-type="string" table:style-name="ce5">
            <text:p>1. Navigate to website https://rahulshettyacademy.com/seleniumPractise/#/ 2.enter 200characters to search box 3. wait for output</text:p>
          </table:table-cell>
          <table:table-cell office:value-type="string" table:style-name="ce5">
            <text:p>No item should be found. It should be empty searching list.</text:p>
          </table:table-cell>
          <table:table-cell office:value-type="string" table:style-name="ce5">
            <text:p>No item has been found in searchnig list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8">
          <table:table-cell office:value-type="string" table:style-name="ce5">
            <text:p>TC_006</text:p>
          </table:table-cell>
          <table:table-cell office:value-type="string" table:style-name="ce5">
            <text:p>Accesing website https://rahulshettyacademy.com/seleniumPractise/#/ on PC and webrowser Chrome. Testing search functionality.</text:p>
          </table:table-cell>
          <table:table-cell office:value-type="string" table:style-name="ce5">
            <text:p>"#?$"</text:p>
          </table:table-cell>
          <table:table-cell office:value-type="string" table:style-name="ce5">
            <text:p>1. Navigate to website https://rahulshettyacademy.com/seleniumPractise/#/ 2.enter "#?$" to search box 3. wait for output</text:p>
          </table:table-cell>
          <table:table-cell office:value-type="string" table:style-name="ce5">
            <text:p>No item should be found. It should be empty searching list.</text:p>
          </table:table-cell>
          <table:table-cell office:value-type="string" table:style-name="ce5">
            <text:p>No item has been found in searchnig list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9">
          <table:table-cell office:value-type="string" table:style-name="ce5">
            <text:p>TC_007</text:p>
          </table:table-cell>
          <table:table-cell office:value-type="string" table:style-name="ce5">
            <text:p>Accesing website https://rahulshettyacademy.com/seleniumPractise/#/ on PC and webrowser Chrome. Testing search functionality.</text:p>
          </table:table-cell>
          <table:table-cell office:value-type="string" table:style-name="ce5">
            <text:p>empty search box just hit the "Enter'</text:p>
          </table:table-cell>
          <table:table-cell office:value-type="string" table:style-name="ce5">
            <text:p>1. Navigate to website https://rahulshettyacademy.com/seleniumPractise/#/ 2. leave search box empty and hit the 'enter' 3. wait for output</text:p>
          </table:table-cell>
          <table:table-cell office:value-type="string" table:style-name="ce5">
            <text:p>No change should happen.</text:p>
          </table:table-cell>
          <table:table-cell office:value-type="string" table:style-name="ce5">
            <text:p>Nothing happened. All items are displayed as they were before enter was hitted.</text:p>
          </table:table-cell>
          <table:table-cell office:value-type="string" table:style-name="ce6">
            <text:p>Passed</text:p>
          </table:table-cell>
          <table:table-cell table:number-columns-repeated="16377"/>
        </table:table-row>
        <table:table-row table:style-name="ro10">
          <table:table-cell office:value-type="string" table:style-name="ce5">
            <text:p>TC_008</text:p>
          </table:table-cell>
          <table:table-cell office:value-type="string" table:style-name="ce5">
            <text:p>Accesing website https://rahulshettyacademy.com/seleniumPractise/#/ on PC and webrowser Chrome. Testing Add-to Cart funcionality on one item.</text:p>
          </table:table-cell>
          <table:table-cell table:style-name="ce5"/>
          <table:table-cell office:value-type="string" table:style-name="ce5">
            <text:p>1. Navigate to website https://rahulshettyacademy.com/seleniumPractise/#/ 2. Click on add to cart button on Cauliflower and select amount on 1 . 3. Check if item was added to cart and if price in cart is correct.</text:p>
          </table:table-cell>
          <table:table-cell office:value-type="string" table:style-name="ce5">
            <text:p>Right amount of item is added and price is counted correctly.</text:p>
          </table:table-cell>
          <table:table-cell office:value-type="string" table:style-name="ce5">
            <text:p>Right amount of item is added and price is counted correctly.</text:p>
          </table:table-cell>
          <table:table-cell office:value-type="string" table:style-name="ce7">
            <text:p>Passed</text:p>
          </table:table-cell>
          <table:table-cell table:number-columns-repeated="16377"/>
        </table:table-row>
        <table:table-row table:style-name="ro11">
          <table:table-cell office:value-type="string" table:style-name="ce5">
            <text:p>TC_009</text:p>
          </table:table-cell>
          <table:table-cell office:value-type="string" table:style-name="ce5">
            <text:p>Accesing website https://rahulshettyacademy.com/seleniumPractise/#/ on PC and webrowser Chrome. Test if multiple items can be added to the cart.</text:p>
          </table:table-cell>
          <table:table-cell table:style-name="ce5"/>
          <table:table-cell office:value-type="string" table:style-name="ce5">
            <text:p>1. Navigate to website https://rahulshettyacademy.com/seleniumPractise/#/. 2. Add to cart 3 different items. 3. Check cart if items was added and price is counted corretly.</text:p>
          </table:table-cell>
          <table:table-cell office:value-type="string" table:style-name="ce5">
            <text:p>Right amount of item is added and price is counted correctly.</text:p>
          </table:table-cell>
          <table:table-cell office:value-type="string" table:style-name="ce5">
            <text:p>Right amount of item is added and price is counted correctly.</text:p>
          </table:table-cell>
          <table:table-cell office:value-type="string" table:style-name="ce7">
            <text:p>Passed</text:p>
          </table:table-cell>
          <table:table-cell table:number-columns-repeated="16377"/>
        </table:table-row>
        <table:table-row table:style-name="ro12">
          <table:table-cell office:value-type="string" table:style-name="ce5">
            <text:p>TC_010</text:p>
          </table:table-cell>
          <table:table-cell office:value-type="string" table:style-name="ce5">
            <text:p>Accesing website https://rahulshettyacademy.com/seleniumPractise/#/ on PC and webrowser Chrome. Test if item can be removed from the cart.</text:p>
          </table:table-cell>
          <table:table-cell table:style-name="ce5"/>
          <table:table-cell office:value-type="string" table:style-name="ce5">
            <text:p>1. Navigate to website https://rahulshettyacademy.com/seleniumPractise/#/. 2. Add to cart 3 different items. 3. Remove one item from cart.</text:p>
          </table:table-cell>
          <table:table-cell office:value-type="string" table:style-name="ce5">
            <text:p>Item from cart is removed sucessfully and total price decreased of price of removed item.<text:s/></text:p>
          </table:table-cell>
          <table:table-cell office:value-type="string" table:style-name="ce5">
            <text:p>Item from cart is removed sucessfully and total price decreased of price of removed item.<text:s/></text:p>
          </table:table-cell>
          <table:table-cell office:value-type="string" table:style-name="ce7">
            <text:p>Passed</text:p>
          </table:table-cell>
          <table:table-cell table:number-columns-repeated="16377"/>
        </table:table-row>
        <table:table-row table:style-name="ro13">
          <table:table-cell office:value-type="string" table:style-name="ce5">
            <text:p>TC_011</text:p>
          </table:table-cell>
          <table:table-cell office:value-type="string" table:style-name="ce5">
            <text:p>Accesing website https://rahulshettyacademy.com/seleniumPractise/#/ on PC and webrowser Chrome. Add same item multiple times.<text:s/></text:p>
          </table:table-cell>
          <table:table-cell table:style-name="ce5"/>
          <table:table-cell office:value-type="string" table:style-name="ce5">
            <text:p>1. Navigate to website https://rahulshettyacademy.com/seleniumPractise/#/. 2. Add to cart one item multiple times.</text:p>
          </table:table-cell>
          <table:table-cell office:value-type="string" table:style-name="ce5">
            <text:p>Item is added to the cart in right amount and price is calculated correctly.</text:p>
          </table:table-cell>
          <table:table-cell office:value-type="string" table:style-name="ce5">
            <text:p>Item is added to the cart in right amount and price is calculated correctly.</text:p>
          </table:table-cell>
          <table:table-cell office:value-type="string" table:style-name="ce7">
            <text:p>Passed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TC_012</text:p>
          </table:table-cell>
          <table:table-cell office:value-type="string" table:style-name="ce5">
            <text:p>Accesing website https://rahulshettyacademy.com/seleniumPractise/#/ on PC and webrowser Chrome. Test if hover through cart icon show the cart correcly.</text:p>
          </table:table-cell>
          <table:table-cell table:style-name="ce5"/>
          <table:table-cell office:value-type="string" table:style-name="ce5">
            <text:p>1. Navigate to website https://rahulshettyacademy.com/seleniumPractise/#/. 2. Hover over cart icon and check if cart is displayed.</text:p>
          </table:table-cell>
          <table:table-cell office:value-type="string" table:style-name="ce5">
            <text:p>Cart should be displayed correcly with same amount of items added if there were added and right price.</text:p>
          </table:table-cell>
          <table:table-cell office:value-type="string" table:style-name="ce5">
            <text:p>Hovering over cart icon done nothing. Cart was not displayed. Click to display cart is needed.</text:p>
          </table:table-cell>
          <table:table-cell office:value-type="string" table:style-name="ce8">
            <text:p>Fail</text:p>
          </table:table-cell>
          <table:table-cell table:number-columns-repeated="16377"/>
        </table:table-row>
        <table:table-row table:style-name="ro15">
          <table:table-cell office:value-type="string" table:style-name="ce5">
            <text:p>TC_013</text:p>
          </table:table-cell>
          <table:table-cell office:value-type="string" table:style-name="ce5">
            <text:p>Accesing website https://rahulshettyacademy.com/seleniumPractise/#/ on PC and webrowser Chrome. Test if procced to checkout is avaliable.</text:p>
          </table:table-cell>
          <table:table-cell table:style-name="ce5"/>
          <table:table-cell office:value-type="string" table:style-name="ce5">
            <text:p>1. Navigate to website https://rahulshettyacademy.com/seleniumPractise/#/. 2. Add some items to the cart. 3. Click on cart icon. 4.Click on label 'procced to check out'<text:s/></text:p>
          </table:table-cell>
          <table:table-cell office:value-type="string" table:style-name="ce5">
            <text:p>Check out page should be avaliable and shows summary table.</text:p>
          </table:table-cell>
          <table:table-cell office:value-type="string" table:style-name="ce5">
            <text:p>Check out page is displayed correcly with summary table.</text:p>
          </table:table-cell>
          <table:table-cell office:value-type="string" table:style-name="ce7">
            <text:p>Passed</text:p>
          </table:table-cell>
          <table:table-cell table:number-columns-repeated="16377"/>
        </table:table-row>
        <table:table-row table:style-name="ro16">
          <table:table-cell office:value-type="string" table:style-name="ce5">
            <text:p>TC_014</text:p>
          </table:table-cell>
          <table:table-cell office:value-type="string" table:style-name="ce5">
            <text:p>Accesing website https://rahulshettyacademy.com/seleniumPractise/#/ on PC and webrowser Chrome. Test if is possible to navigate through the pages. Checkout and shopping page. Without loosing items in cart.</text:p>
          </table:table-cell>
          <table:table-cell table:style-name="ce5"/>
          <table:table-cell office:value-type="string" table:style-name="ce5">
            <text:p>1. Navigate to website https://rahulshettyacademy.com/seleniumPractise/#/. 2. Add some items to the cart. 3. Click on cart icon. 4.Click on label 'procced to check out' . 5. Click on page back button.</text:p>
          </table:table-cell>
          <table:table-cell office:value-type="string" table:style-name="ce5">
            <text:p>Switching betwwen pages is avaliable with saving cart content.</text:p>
          </table:table-cell>
          <table:table-cell office:value-type="string" table:style-name="ce5">
            <text:p>Items in cart after clicking back from the checkout page disappeared. Switching between pages is not correct. Shopping cart is empty.<text:s/></text:p>
          </table:table-cell>
          <table:table-cell office:value-type="string" table:style-name="ce8">
            <text:p>Fail</text:p>
          </table:table-cell>
          <table:table-cell table:number-columns-repeated="16377"/>
        </table:table-row>
        <table:table-row table:style-name="ro17">
          <table:table-cell table:number-columns-repeated="7" table:style-name="ce5"/>
          <table:table-cell table:number-columns-repeated="16377"/>
        </table:table-row>
        <table:table-row table:number-rows-repeated="22" table:style-name="ro1">
          <table:table-cell table:number-columns-repeated="7" table:style-name="ce5"/>
          <table:table-cell table:number-columns-repeated="16377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hresk</meta:initial-creator>
    <dc:creator>hresk</dc:creator>
    <meta:creation-date>2025-08-15T12:21:37Z</meta:creation-date>
    <dc:date>2025-11-03T13:16:33Z</dc:date>
  </office:meta>
</office:document-meta>
</file>